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2100000315F1BE5F96.png" manifest:media-type="image/png"/>
  <manifest:file-entry manifest:full-path="Pictures/1000000100000131000003163F3E7CDC.png" manifest:media-type="image/png"/>
  <manifest:file-entry manifest:full-path="Pictures/10000001000003760000051099234D9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f27" officeooo:paragraph-rsid="001dbf27"/>
    </style:style>
    <style:style style:name="P2" style:family="paragraph" style:parent-style-name="Standard">
      <style:paragraph-properties fo:break-before="page"/>
      <style:text-properties officeooo:rsid="001dbf27" officeooo:paragraph-rsid="001dbf27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2.51cm" fo:min-width="3.863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Image3" text:anchor-type="char" svg:width="15.15cm" svg:height="22.163cm" draw:z-index="5"><draw:image xlink:href="Pictures/10000001000003760000051099234D99.png" xlink:type="simple" xlink:show="embed" xlink:actuate="onLoad" draw:mime-type="image/png"/></draw:frame></text:p>
      <text:p text:style-name="P2"><draw:frame draw:style-name="fr1" draw:name="Image2" text:anchor-type="char" svg:width="9.857cm" svg:height="25.536cm" draw:z-index="3"><draw:image xlink:href="Pictures/1000000100000131000003163F3E7CDC.png" xlink:type="simple" xlink:show="embed" xlink:actuate="onLoad" draw:mime-type="image/png"/></draw:frame></text:p>
      <text:p text:style-name="P2"><draw:line text:anchor-type="paragraph" draw:z-index="1" draw:name="Line 1" draw:style-name="gr1" draw:text-style-name="P3" svg:x1="5.96cm" svg:y1="16.439cm" svg:x2="4.302cm" svg:y2="16.474cm"><text:p/></draw:line><draw:line text:anchor-type="paragraph" draw:z-index="2" draw:name="Line 2" draw:style-name="gr2" draw:text-style-name="P3" svg:x1="4.302cm" svg:y1="16.44cm" svg:x2="4.267cm" svg:y2="12.277cm"><text:p/></draw:line><draw:custom-shape text:anchor-type="paragraph" draw:z-index="4" draw:name="Shape 1" draw:style-name="gr3" draw:text-style-name="P4" svg:width="3.864cm" svg:height="2.511cm" svg:x="1.289cm" svg:y="0cm"><text:p/><draw:enhanced-geometry svg:viewBox="0 0 21600 21600" draw:type="rectangle" draw:enhanced-path="M 0 0 L 21600 0 21600 21600 0 21600 0 0 Z N"/></draw:custom-shape><draw:frame draw:style-name="fr2" draw:name="Image1" text:anchor-type="char" svg:width="14.422cm" svg:height="20.877cm" draw:z-index="0"><draw:image xlink:href="Pictures/100000010000022100000315F1BE5F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11:46:11.417670800</meta:creation-date>
    <dc:date>2026-01-06T19:46:03.100571000</dc:date>
    <meta:editing-duration>PT22H44M45S</meta:editing-duration>
    <meta:editing-cycles>5</meta:editing-cycles>
    <meta:generator>LibreOffice/25.2.3.2$MacOSX_X86_64 LibreOffice_project/bbb074479178df812d175f709636b368952c2ce3</meta:generator>
    <meta:document-statistic meta:table-count="0" meta:image-count="3" meta:object-count="0" meta:page-count="4" meta:paragraph-count="0" meta:word-count="0" meta:character-count="0" meta:non-whitespace-character-count="0"/>
  </office:meta>
</office:document-meta>
</file>